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cm"/>
    </style:style>
    <style:style style:name="co2" style:family="table-column">
      <style:table-column-properties fo:break-before="auto" style:column-width="8.837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DESCRITOR</text:p>
          </table:table-cell>
          <table:table-cell office:value-type="string" calcext:value-type="string">
            <text:p>EMB.</text:p>
          </table:table-cell>
          <table:table-cell office:value-type="string" calcext:value-type="string">
            <text:p>PREÇO</text:p>
          </table:table-cell>
          <table:table-cell table:number-columns-repeated="60"/>
        </table:table-row>
        <table:table-row table:style-name="ro1">
          <table:table-cell office:value-type="float" office:value="1040107" calcext:value-type="float">
            <text:p>1040107</text:p>
          </table:table-cell>
          <table:table-cell office:value-type="string" calcext:value-type="string">
            <text:p>Light - 350 ml – Melanci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555" calcext:value-type="float">
            <text:p>4,5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37797" calcext:value-type="float">
            <text:p>1037797</text:p>
          </table:table-cell>
          <table:table-cell office:value-type="string" calcext:value-type="string">
            <text:p>Clean - 2 Litros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6.008" calcext:value-type="float">
            <text:p>16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0889" calcext:value-type="float">
            <text:p>1000889</text:p>
          </table:table-cell>
          <table:table-cell office:value-type="string" calcext:value-type="string">
            <text:p>Sabor da Montanha - 700 ml - Uv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6.309" calcext:value-type="float">
            <text:p>6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4327" calcext:value-type="float">
            <text:p>1004327</text:p>
          </table:table-cell>
          <table:table-cell office:value-type="string" calcext:value-type="string">
            <text:p>Videira do Campo - 1,5 Litros – Melanci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9.51" calcext:value-type="float">
            <text:p>19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88126" calcext:value-type="float">
            <text:p>1088126</text:p>
          </table:table-cell>
          <table:table-cell office:value-type="string" calcext:value-type="string">
            <text:p>Linha Citros - 1 Litro - 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7.004" calcext:value-type="float">
            <text:p>7,0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544931" calcext:value-type="float">
            <text:p>544931</text:p>
          </table:table-cell>
          <table:table-cell office:value-type="string" calcext:value-type="string">
            <text:p>Frescor do Verão - 350 ml - Limão</text:p>
          </table:table-cell>
          <table:table-cell office:value-type="string" calcext:value-type="string">
            <text:p>Lata</text:p>
          </table:table-cell>
          <table:table-cell table:style-name="ce1" office:value-type="float" office:value="2.4595" calcext:value-type="float">
            <text:p>2,4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78680" calcext:value-type="float">
            <text:p>1078680</text:p>
          </table:table-cell>
          <table:table-cell office:value-type="string" calcext:value-type="string">
            <text:p>Frescor do Verão - 470 ml - Mang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5.1795" calcext:value-type="float">
            <text:p>5,18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42712" calcext:value-type="float">
            <text:p>1042712</text:p>
          </table:table-cell>
          <table:table-cell office:value-type="string" calcext:value-type="string">
            <text:p>Linha Citros - 700 ml - 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04" calcext:value-type="float">
            <text:p>4,9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88975" calcext:value-type="float">
            <text:p>788975</text:p>
          </table:table-cell>
          <table:table-cell office:value-type="string" calcext:value-type="string">
            <text:p>Pedaços de Frutas - 1,5 Litros - 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8.011" calcext:value-type="float">
            <text:p>1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2767" calcext:value-type="float">
            <text:p>1002767</text:p>
          </table:table-cell>
          <table:table-cell office:value-type="string" calcext:value-type="string">
            <text:p>Videira do Campo - 700 ml - Cereja/Maç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8.41" calcext:value-type="float">
            <text:p>8,4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31776" calcext:value-type="float">
            <text:p>231776</text:p>
          </table:table-cell>
          <table:table-cell office:value-type="string" calcext:value-type="string">
            <text:p>Festival de Sabores - 700 ml - Açai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13.312" calcext:value-type="float">
            <text:p>13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479745" calcext:value-type="float">
            <text:p>479745</text:p>
          </table:table-cell>
          <table:table-cell office:value-type="string" calcext:value-type="string">
            <text:p>Clean - 470 ml - Laranj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3.768" calcext:value-type="float">
            <text:p>3,77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51518" calcext:value-type="float">
            <text:p>1051518</text:p>
          </table:table-cell>
          <table:table-cell office:value-type="string" calcext:value-type="string">
            <text:p>Frescor do Verão - 470 ml - 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3.2995" calcext:value-type="float">
            <text:p>3,3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101035" calcext:value-type="float">
            <text:p>1101035</text:p>
          </table:table-cell>
          <table:table-cell office:value-type="string" calcext:value-type="string">
            <text:p>Linha Refrescante - 1 Litro - Morango/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9.0105" calcext:value-type="float">
            <text:p>9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29900" calcext:value-type="float">
            <text:p>229900</text:p>
          </table:table-cell>
          <table:table-cell office:value-type="string" calcext:value-type="string">
            <text:p>Pedaços de Frutas - 350 ml - Maç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211" calcext:value-type="float">
            <text:p>4,2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86543" calcext:value-type="float">
            <text:p>1086543</text:p>
          </table:table-cell>
          <table:table-cell office:value-type="string" calcext:value-type="string">
            <text:p>Linha Refrescante - 1 Litro - Mang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1.0105" calcext:value-type="float">
            <text:p>11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695594" calcext:value-type="float">
            <text:p>695594</text:p>
          </table:table-cell>
          <table:table-cell office:value-type="string" calcext:value-type="string">
            <text:p>Festival de Sabores - 1,5 Litros - Açai</text:p>
          </table:table-cell>
          <table:table-cell office:value-type="string" calcext:value-type="string">
            <text:p>PET</text:p>
          </table:table-cell>
          <table:table-cell table:style-name="ce1" office:value-type="float" office:value="28.512" calcext:value-type="float">
            <text:p>28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38819" calcext:value-type="float">
            <text:p>838819</text:p>
          </table:table-cell>
          <table:table-cell office:value-type="string" calcext:value-type="string">
            <text:p>Clean - 1,5 Litros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2.008" calcext:value-type="float">
            <text:p>12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326779" calcext:value-type="float">
            <text:p>326779</text:p>
          </table:table-cell>
          <table:table-cell office:value-type="string" calcext:value-type="string">
            <text:p>Linha Refrescante - 1,5 Litros - Mang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6.5105" calcext:value-type="float">
            <text:p>16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520380" calcext:value-type="float">
            <text:p>520380</text:p>
          </table:table-cell>
          <table:table-cell office:value-type="string" calcext:value-type="string">
            <text:p>Pedaços de Frutas - 1 Litro - 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2.011" calcext:value-type="float">
            <text:p>12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41119" calcext:value-type="float">
            <text:p>1041119</text:p>
          </table:table-cell>
          <table:table-cell office:value-type="string" calcext:value-type="string">
            <text:p>Linha Citros - 700 ml - Lima/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04" calcext:value-type="float">
            <text:p>4,9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43083" calcext:value-type="float">
            <text:p>243083</text:p>
          </table:table-cell>
          <table:table-cell office:value-type="string" calcext:value-type="string">
            <text:p>Festival de Sabores - 1,5 Litros - Maracujá</text:p>
          </table:table-cell>
          <table:table-cell office:value-type="string" calcext:value-type="string">
            <text:p>PET</text:p>
          </table:table-cell>
          <table:table-cell table:style-name="ce1" office:value-type="float" office:value="10.512" calcext:value-type="float">
            <text:p>10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394479" calcext:value-type="float">
            <text:p>394479</text:p>
          </table:table-cell>
          <table:table-cell office:value-type="string" calcext:value-type="string">
            <text:p>Sabor da Montanha - 700 ml - Cerej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8.409" calcext:value-type="float">
            <text:p>8,4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46596" calcext:value-type="float">
            <text:p>746596</text:p>
          </table:table-cell>
          <table:table-cell office:value-type="string" calcext:value-type="string">
            <text:p>Light - 1,5 Litros – Melanci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9.505" calcext:value-type="float">
            <text:p>19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73912" calcext:value-type="float">
            <text:p>773912</text:p>
          </table:table-cell>
          <table:table-cell office:value-type="string" calcext:value-type="string">
            <text:p>Clean - 1 Litro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8.008" calcext:value-type="float">
            <text:p>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26490" calcext:value-type="float">
            <text:p>826490</text:p>
          </table:table-cell>
          <table:table-cell office:value-type="string" calcext:value-type="string">
            <text:p>Linha Refrescante - 700 ml - Morango/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6.3105" calcext:value-type="float">
            <text:p>6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23457" calcext:value-type="float">
            <text:p>723457</text:p>
          </table:table-cell>
          <table:table-cell office:value-type="string" calcext:value-type="string">
            <text:p>Festival de Sabores - 700 ml - Maracujá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12" calcext:value-type="float">
            <text:p>4,9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12829" calcext:value-type="float">
            <text:p>812829</text:p>
          </table:table-cell>
          <table:table-cell office:value-type="string" calcext:value-type="string">
            <text:p>Clean - 350 ml - Laranj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2.808" calcext:value-type="float">
            <text:p>2,8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90478" calcext:value-type="float">
            <text:p>290478</text:p>
          </table:table-cell>
          <table:table-cell office:value-type="string" calcext:value-type="string">
            <text:p>Videira do Campo - 350 ml – Melanci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56" calcext:value-type="float">
            <text:p>4,5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83663" calcext:value-type="float">
            <text:p>783663</text:p>
          </table:table-cell>
          <table:table-cell office:value-type="string" calcext:value-type="string">
            <text:p>Sabor da Montanha - 700 ml - Morang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7.709" calcext:value-type="float">
            <text:p>7,7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35653" calcext:value-type="float">
            <text:p>235653</text:p>
          </table:table-cell>
          <table:table-cell office:value-type="string" calcext:value-type="string">
            <text:p>Frescor do Verão - 350 ml - Mang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3.8595" calcext:value-type="float">
            <text:p>3,8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2334" calcext:value-type="float">
            <text:p>1002334</text:p>
          </table:table-cell>
          <table:table-cell office:value-type="string" calcext:value-type="string">
            <text:p>Linha Citros - 1 Litro - Lima/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7.004" calcext:value-type="float">
            <text:p>7,0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13793" calcext:value-type="float">
            <text:p>1013793</text:p>
          </table:table-cell>
          <table:table-cell office:value-type="string" calcext:value-type="string">
            <text:p>Videira do Campo - 2 Litros - Cereja/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24.01" calcext:value-type="float">
            <text:p>24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96818" calcext:value-type="float">
            <text:p>1096818</text:p>
          </table:table-cell>
          <table:table-cell office:value-type="string" calcext:value-type="string">
            <text:p>Linha Refrescante - 700 ml - Mang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7.7105" calcext:value-type="float">
            <text:p>7,7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22450" calcext:value-type="float">
            <text:p>1022450</text:p>
          </table:table-cell>
          <table:table-cell office:value-type="string" calcext:value-type="string">
            <text:p>Festival de Sabores - 2 Litros - Açai</text:p>
          </table:table-cell>
          <table:table-cell office:value-type="string" calcext:value-type="string">
            <text:p>PET</text:p>
          </table:table-cell>
          <table:table-cell table:style-name="ce1" office:value-type="float" office:value="38.012" calcext:value-type="float">
            <text:p>3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3:46:29.6443280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ino Vila</meta:initial-creator>
    <meta:creation-date>2018-01-03T22:02:07</meta:creation-date>
    <dc:date>2021-07-05T17:24:19.356072044</dc:date>
    <meta:generator>LibreOffice/6.4.7.2$Linux_X86_64 LibreOffice_project/40$Build-2</meta:generator>
    <meta:editing-duration>P1DT2H15M1S</meta:editing-duration>
    <meta:editing-cycles>2</meta:editing-cycles>
    <meta:document-statistic meta:table-count="1" meta:cell-count="1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